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/>
    <style:style style:name="ce4" style:family="table-cell" style:parent-style-name="Default" style:data-style-name="N107"/>
    <style:style style:name="ce5" style:family="table-cell" style:parent-style-name="Default" style:data-style-name="N108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Lissage exponentiel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0.4">
            <text:p>0,4</text:p>
          </table:table-cell>
          <table:table-cell table:style-name="ce3"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</text:p>
          </table:table-cell>
          <table:table-cell table:style-name="ce5" table:formula="of:=[.$A4]" office:value-type="float" office:value="1.2">
            <text:p>1,2000</text:p>
          </table:table-cell>
          <table:table-cell table:style-name="ce5" table:formula="of:=[.$A4]" office:value-type="float" office:value="1.2">
            <text:p>1,2000</text:p>
          </table:table-cell>
          <table:table-cell table:number-columns-repeated="3"/>
        </table:table-row>
        <table:table-row table:style-name="ro1">
          <table:table-cell table:style-name="ce1" office:value-type="float" office:value="1.2">
            <text:p>1,2</text:p>
          </table:table-cell>
          <table:table-cell table:style-name="ce5" table:formula="of:=[.B3]*(1-[.B$2])+[.$A4]*[.B$2]" office:value-type="float" office:value="1.2">
            <text:p>1,2000</text:p>
          </table:table-cell>
          <table:table-cell table:style-name="ce5" table:formula="of:=[.C3]*(1-[.C$2])+[.$A4]*[.C$2]" office:value-type="float" office:value="1.2">
            <text:p>1,2000</text:p>
          </table:table-cell>
          <table:table-cell table:number-columns-repeated="3"/>
        </table:table-row>
        <table:table-row table:style-name="ro1">
          <table:table-cell table:style-name="ce1" office:value-type="float" office:value="1.5">
            <text:p>1,5</text:p>
          </table:table-cell>
          <table:table-cell table:style-name="ce5" table:formula="of:=[.B4]*(1-[.B$2])+[.$A5]*[.B$2]" office:value-type="float" office:value="1.32">
            <text:p>1,3200</text:p>
          </table:table-cell>
          <table:table-cell table:style-name="ce5" table:formula="of:=[.C4]*(1-[.C$2])+[.$A5]*[.C$2]" office:value-type="float" office:value="1.41">
            <text:p>1,4100</text:p>
          </table:table-cell>
          <table:table-cell table:number-columns-repeated="3"/>
        </table:table-row>
        <table:table-row table:style-name="ro1">
          <table:table-cell table:style-name="ce1" office:value-type="float" office:value="1.4">
            <text:p>1,4</text:p>
          </table:table-cell>
          <table:table-cell table:style-name="ce5" table:formula="of:=[.B5]*(1-[.B$2])+[.$A6]*[.B$2]" office:value-type="float" office:value="1.352">
            <text:p>1,3520</text:p>
          </table:table-cell>
          <table:table-cell table:style-name="ce5" table:formula="of:=[.C5]*(1-[.C$2])+[.$A6]*[.C$2]" office:value-type="float" office:value="1.403">
            <text:p>1,4030</text:p>
          </table:table-cell>
          <table:table-cell table:number-columns-repeated="3"/>
        </table:table-row>
        <table:table-row table:style-name="ro1">
          <table:table-cell table:style-name="ce1" office:value-type="float" office:value="2.1">
            <text:p>2,1</text:p>
          </table:table-cell>
          <table:table-cell table:style-name="ce5" table:formula="of:=[.B6]*(1-[.B$2])+[.$A7]*[.B$2]" office:value-type="float" office:value="1.6512">
            <text:p>1,6512</text:p>
          </table:table-cell>
          <table:table-cell table:style-name="ce5" table:formula="of:=[.C6]*(1-[.C$2])+[.$A7]*[.C$2]" office:value-type="float" office:value="1.8909">
            <text:p>1,8909</text:p>
          </table:table-cell>
          <table:table-cell table:number-columns-repeated="3"/>
        </table:table-row>
        <table:table-row table:style-name="ro1">
          <table:table-cell table:style-name="ce1" office:value-type="float" office:value="1.8">
            <text:p>1,8</text:p>
          </table:table-cell>
          <table:table-cell table:style-name="ce5" table:formula="of:=[.B7]*(1-[.B$2])+[.$A8]*[.B$2]" office:value-type="float" office:value="1.71072">
            <text:p>1,7107</text:p>
          </table:table-cell>
          <table:table-cell table:style-name="ce5" table:formula="of:=[.C7]*(1-[.C$2])+[.$A8]*[.C$2]" office:value-type="float" office:value="1.82727">
            <text:p>1,8273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[.B8]*(1-[.B$2])+[.$A9]*[.B$2]" office:value-type="float" office:value="1.786432">
            <text:p>1,7864</text:p>
          </table:table-cell>
          <table:table-cell table:style-name="ce5" table:formula="of:=[.C8]*(1-[.C$2])+[.$A9]*[.C$2]" office:value-type="float" office:value="1.878181">
            <text:p>1,8782</text:p>
          </table:table-cell>
          <table:table-cell table:number-columns-repeated="3"/>
        </table:table-row>
        <table:table-row table:style-name="ro1">
          <table:table-cell table:style-name="ce1" office:value-type="float" office:value="2.2">
            <text:p>2,2</text:p>
          </table:table-cell>
          <table:table-cell table:style-name="ce5" table:formula="of:=[.B9]*(1-[.B$2])+[.$A10]*[.B$2]" office:value-type="float" office:value="1.9518592">
            <text:p>1,9519</text:p>
          </table:table-cell>
          <table:table-cell table:style-name="ce5" table:formula="of:=[.C9]*(1-[.C$2])+[.$A10]*[.C$2]" office:value-type="float" office:value="2.1034543">
            <text:p>2,1035</text:p>
          </table:table-cell>
          <table:table-cell table:number-columns-repeated="3"/>
        </table:table-row>
        <table:table-row table:style-name="ro1">
          <table:table-cell table:style-name="ce1" office:value-type="float" office:value="2.4">
            <text:p>2,4</text:p>
          </table:table-cell>
          <table:table-cell table:style-name="ce5" table:formula="of:=[.B10]*(1-[.B$2])+[.$A11]*[.B$2]" office:value-type="float" office:value="2.13111552">
            <text:p>2,1311</text:p>
          </table:table-cell>
          <table:table-cell table:style-name="ce5" table:formula="of:=[.C10]*(1-[.C$2])+[.$A11]*[.C$2]" office:value-type="float" office:value="2.31103629">
            <text:p>2,3110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,0</text:p>
          </table:table-cell>
          <table:table-cell table:style-name="ce5" table:formula="of:=[.B11]*(1-[.B$2])+[.$A12]*[.B$2]" office:value-type="float" office:value="2.078669312">
            <text:p>2,0787</text:p>
          </table:table-cell>
          <table:table-cell table:style-name="ce5" table:formula="of:=[.C11]*(1-[.C$2])+[.$A12]*[.C$2]" office:value-type="float" office:value="2.093310887">
            <text:p>2,0933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[.B12]*(1-[.B$2])+[.$A13]*[.B$2]" office:value-type="float" office:value="2.0072015872">
            <text:p>2,0072</text:p>
          </table:table-cell>
          <table:table-cell table:style-name="ce5" table:formula="of:=[.C12]*(1-[.C$2])+[.$A13]*[.C$2]" office:value-type="float" office:value="1.9579932661">
            <text:p>1,958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rreur quadratiqu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office:value-type="string">
            <text:p>SE 0,4</text:p>
          </table:table-cell>
          <table:table-cell office:value-type="string">
            <text:p>SE 0,7</text:p>
          </table:table-cell>
          <table:table-cell table:number-columns-repeated="3"/>
        </table:table-row>
        <table:table-row table:style-name="ro1">
          <table:table-cell table:style-name="ce1" office:value-type="float" office:value="1.2">
            <text:p>1,2</text:p>
          </table:table-cell>
          <table:table-cell table:style-name="ce5" table:formula="of:=([.$A4]-[.B4])^2" office:value-type="float" office:value="0">
            <text:p>0,0000</text:p>
          </table:table-cell>
          <table:table-cell table:style-name="ce5" table:formula="of:=([.$A4]-[.C4])^2" office:value-type="float" office:value="0">
            <text:p>0,0000</text:p>
          </table:table-cell>
          <table:table-cell table:number-columns-repeated="3"/>
        </table:table-row>
        <table:table-row table:style-name="ro1">
          <table:table-cell table:style-name="ce1" office:value-type="float" office:value="1.5">
            <text:p>1,5</text:p>
          </table:table-cell>
          <table:table-cell table:style-name="ce5" table:formula="of:=([.$A5]-[.B5])^2" office:value-type="float" office:value="0.0324">
            <text:p>0,0324</text:p>
          </table:table-cell>
          <table:table-cell table:style-name="ce5" table:formula="of:=([.$A5]-[.C5])^2" office:value-type="float" office:value="0.00810000000000002">
            <text:p>0,0081</text:p>
          </table:table-cell>
          <table:table-cell table:number-columns-repeated="3"/>
        </table:table-row>
        <table:table-row table:style-name="ro1">
          <table:table-cell table:style-name="ce1" office:value-type="float" office:value="1.4">
            <text:p>1,4</text:p>
          </table:table-cell>
          <table:table-cell table:style-name="ce5" table:formula="of:=([.$A6]-[.B6])^2" office:value-type="float" office:value="0.002304">
            <text:p>0,0023</text:p>
          </table:table-cell>
          <table:table-cell table:style-name="ce5" table:formula="of:=([.$A6]-[.C6])^2" office:value-type="float" office:value="0.00000899999999999935">
            <text:p>0,0000</text:p>
          </table:table-cell>
          <table:table-cell table:number-columns-repeated="3"/>
        </table:table-row>
        <table:table-row table:style-name="ro1">
          <table:table-cell table:style-name="ce1" office:value-type="float" office:value="2.1">
            <text:p>2,1</text:p>
          </table:table-cell>
          <table:table-cell table:style-name="ce5" table:formula="of:=([.$A7]-[.B7])^2" office:value-type="float" office:value="0.20142144">
            <text:p>0,2014</text:p>
          </table:table-cell>
          <table:table-cell table:style-name="ce5" table:formula="of:=([.$A7]-[.C7])^2" office:value-type="float" office:value="0.04372281">
            <text:p>0,0437</text:p>
          </table:table-cell>
          <table:table-cell table:number-columns-repeated="3"/>
        </table:table-row>
        <table:table-row table:style-name="ro1">
          <table:table-cell table:style-name="ce1" office:value-type="float" office:value="1.8">
            <text:p>1,8</text:p>
          </table:table-cell>
          <table:table-cell table:style-name="ce5" table:formula="of:=([.$A8]-[.B8])^2" office:value-type="float" office:value="0.0079709184">
            <text:p>0,0080</text:p>
          </table:table-cell>
          <table:table-cell table:style-name="ce5" table:formula="of:=([.$A8]-[.C8])^2" office:value-type="float" office:value="0.000743652899999995">
            <text:p>0,0007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([.$A9]-[.B9])^2" office:value-type="float" office:value="0.012897690624">
            <text:p>0,0129</text:p>
          </table:table-cell>
          <table:table-cell table:style-name="ce5" table:formula="of:=([.$A9]-[.C9])^2" office:value-type="float" office:value="0.000476068760999992">
            <text:p>0,0005</text:p>
          </table:table-cell>
          <table:table-cell table:number-columns-repeated="3"/>
        </table:table-row>
        <table:table-row table:style-name="ro1">
          <table:table-cell table:style-name="ce1" office:value-type="float" office:value="2.2">
            <text:p>2,2</text:p>
          </table:table-cell>
          <table:table-cell table:style-name="ce5" table:formula="of:=([.$A10]-[.B10])^2" office:value-type="float" office:value="0.06157385662464">
            <text:p>0,0616</text:p>
          </table:table-cell>
          <table:table-cell table:style-name="ce5" table:formula="of:=([.$A10]-[.C10])^2" office:value-type="float" office:value="0.00932107218849001">
            <text:p>0,0093</text:p>
          </table:table-cell>
          <table:table-cell table:number-columns-repeated="3"/>
        </table:table-row>
        <table:table-row table:style-name="ro1">
          <table:table-cell table:style-name="ce1" office:value-type="float" office:value="2.4">
            <text:p>2,4</text:p>
          </table:table-cell>
          <table:table-cell table:style-name="ce5" table:formula="of:=([.$A11]-[.B11])^2" office:value-type="float" office:value="0.0722988635848705">
            <text:p>0,0723</text:p>
          </table:table-cell>
          <table:table-cell table:style-name="ce5" table:formula="of:=([.$A11]-[.C11])^2" office:value-type="float" office:value="0.00791454169696407">
            <text:p>0,0079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,0</text:p>
          </table:table-cell>
          <table:table-cell table:style-name="ce5" table:formula="of:=([.$A12]-[.B12])^2" office:value-type="float" office:value="0.0061888606505533">
            <text:p>0,0062</text:p>
          </table:table-cell>
          <table:table-cell table:style-name="ce5" table:formula="of:=([.$A12]-[.C12])^2" office:value-type="float" office:value="0.00870692163272675">
            <text:p>0,0087</text:p>
          </table:table-cell>
          <table:table-cell table:number-columns-repeated="3"/>
        </table:table-row>
        <table:table-row table:style-name="ro1">
          <table:table-cell table:style-name="ce1" office:value-type="float" office:value="1.9">
            <text:p>1,9</text:p>
          </table:table-cell>
          <table:table-cell table:style-name="ce5" table:formula="of:=([.$A13]-[.B13])^2" office:value-type="float" office:value="0.0114921802981992">
            <text:p>0,0115</text:p>
          </table:table-cell>
          <table:table-cell table:style-name="ce5" table:formula="of:=([.$A13]-[.C13])^2" office:value-type="float" office:value="0.00336321891294541">
            <text:p>0,003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Erreur quadratique moyenne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SE 0,4</text:p>
          </table:table-cell>
          <table:table-cell office:value-type="string">
            <text:p>SE 0,7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MSE</text:p>
          </table:table-cell>
          <table:table-cell table:style-name="ce5" table:formula="of:=AVERAGE([.B17:.B25])" office:value-type="float" office:value="0.0453942011313626">
            <text:p>0,0454</text:p>
          </table:table-cell>
          <table:table-cell table:style-name="ce5" table:formula="of:=AVERAGE([.C17:.C25])" office:value-type="float" office:value="0.00915080956579181">
            <text:p>0,0092</text:p>
          </table:table-cell>
          <table:table-cell table:number-columns-repeated="3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00-00-00</text:date>, <text:time style:data-style-name="N2" text:time-value="0000-00-00T21:43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Pelletier</meta:initial-creator>
    <meta:creation-date>2013-10-02T22:28:22</meta:creation-date>
    <dc:date>2013-10-03T22:18:39</dc:date>
    <dc:creator>François Pelletier</dc:creator>
    <meta:editing-duration>PT11M35S</meta:editing-duration>
    <meta:editing-cycles>2</meta:editing-cycles>
    <meta:generator>LibreOffice/4.0.2.2$Linux_X86_64 LibreOffice_project/400m0$Build-2</meta:generator>
    <meta:document-statistic meta:table-count="1" meta:cell-count="76" meta:object-count="0"/>
  </office:meta>
</office:document-meta>
</file>